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.R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.setMatchFlags(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.getPare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.getParen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.match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.subst( String input , String argument ,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